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77000003229DACD1A4.jpg"/>
  <manifest:file-entry manifest:media-type="image/jpeg" manifest:full-path="Pictures/1000000000000119000000C5DFE954A6.jpg"/>
  <manifest:file-entry manifest:media-type="image/jpeg" manifest:full-path="Pictures/100000000000029C0000015CC732778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Title" style:master-page-name="">
      <style:paragraph-properties style:page-number="auto" fo:padding="0cm" fo:border="none"/>
    </style:style>
    <style:style style:name="P9"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10" style:family="paragraph" style:parent-style-name="Standard">
      <style:text-properties fo:font-size="12pt" style:font-size-asian="12pt" style:font-size-complex="12pt"/>
    </style:style>
    <style:style style:name="P11" style:family="paragraph" style:parent-style-name="Hoja_20_de_20_Control">
      <style:paragraph-properties fo:text-align="center" style:justify-single-word="false"/>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weight="bold" style:font-weight-asian="bold" style:font-weight-complex="bold"/>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normal" style:font-weight-asian="normal" style:font-weight-complex="normal"/>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ext_20_body">
      <style:paragraph-properties fo:text-align="justify" style:justify-single-word="false"/>
      <style:text-properties fo:color="#000000"/>
    </style:style>
    <style:style style:name="P18" style:family="paragraph" style:parent-style-name="Text_20_body">
      <style:paragraph-properties fo:break-before="page"/>
    </style:style>
    <style:style style:name="P19"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0" style:family="paragraph" style:parent-style-name="Standard" style:master-page-name="Portada">
      <style:paragraph-properties style:page-number="auto"/>
    </style:style>
    <style:style style:name="P21" style:family="paragraph" style:parent-style-name="Heading" style:master-page-name="Standard">
      <style:paragraph-properties style:page-number="auto"/>
    </style:style>
    <style:style style:name="P22" style:family="paragraph" style:parent-style-name="Contents_20_1">
      <style:paragraph-properties>
        <style:tab-stops>
          <style:tab-stop style:position="15.9cm" style:type="right" style:leader-style="dotted" style:leader-text="."/>
        </style:tab-stops>
      </style:paragraph-properties>
    </style:style>
    <style:style style:name="P23" style:family="paragraph" style:parent-style-name="Contents_20_2">
      <style:paragraph-properties>
        <style:tab-stops>
          <style:tab-stop style:position="15.501cm" style:type="right" style:leader-style="dotted" style:leader-text="."/>
        </style:tab-stops>
      </style:paragraph-properties>
    </style:style>
    <style:style style:name="P24"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style:use-window-font-color="true" fo:font-size="7pt" fo:font-weight="bold" style:font-size-asian="7pt" style:font-weight-asian="bold" style:font-size-complex="7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20"/>
      <text:p text:style-name="Standard"/>
      <text:p text:style-name="Standard"/>
      <text:p text:style-name="Standard"/>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9DACD1A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ubject>AGATAv2</text:subject></text:p>
      <text:p text:style-name="P8"><text:title>Informe asistencia CECD 30/07/2014</text:title></text:p>
      <text:p text:style-name="P7"/>
      <text:p text:style-name="P6"/>
      <text:p text:style-name="P6"/>
      <text:p text:style-name="P6"/>
      <text:p text:style-name="P6"/>
      <text:p text:style-name="Nota_20_al_20_pié">Versión: <text:keywords>0100</text:keywords></text:p>
      <text:p text:style-name="Nota_20_al_20_pié">Fecha: 30/07/2014</text:p>
      <text:p text:style-name="Nota_20_al_20_pié"/>
      <text:p text:style-name="Nota_20_al_20_pié"/>
      <table:table table:name="Tabla5" table:style-name="Tabla5">
        <table:table-column table:style-name="Tabla5.A"/>
        <table:table-row>
          <table:table-cell table:style-name="Tabla5.A1" office:value-type="string">
            <text:p text:style-name="P1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21"/>
      <text:p text:style-name="P1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Organismo</text:p>
          </table:table-cell>
          <table:table-cell table:style-name="Tabla1.B1" table:number-columns-spanned="3" office:value-type="string">
            <text:p text:style-name="Table_20_Contents"><text:variable-set text:name="Organismo" office:value-type="string">Consejería de Hacienda y Administración Pública</text:variable-set></text:p>
          </table:table-cell>
          <table:covered-table-cell/>
          <table:covered-table-cell/>
        </table:table-row>
        <table:table-row>
          <table:table-cell table:style-name="Tabla1.A2" office:value-type="string">
            <text:p text:style-name="P12">Proyecto</text:p>
          </table:table-cell>
          <table:table-cell table:style-name="Tabla1.B4" table:number-columns-spanned="3" office:value-type="string">
            <text:p text:style-name="Table_20_Contents"><text:bookmark-start text:name="__DdeLink__323_258527374"/><text:subject>AGATAv2</text:subject><text:bookmark-end text:name="__DdeLink__323_258527374"/></text:p>
          </table:table-cell>
          <table:covered-table-cell/>
          <table:covered-table-cell/>
        </table:table-row>
        <table:table-row>
          <table:table-cell table:style-name="Tabla1.A2" office:value-type="string">
            <text:p text:style-name="P12">Entregable</text:p>
          </table:table-cell>
          <table:table-cell table:style-name="Tabla1.B4" table:number-columns-spanned="3" office:value-type="string">
            <text:p text:style-name="Table_20_Contents"><text:title>Informe asistencia CECD 30/07/2014</text:title></text:p>
          </table:table-cell>
          <table:covered-table-cell/>
          <table:covered-table-cell/>
        </table:table-row>
        <table:table-row>
          <table:table-cell table:style-name="Tabla1.A2" office:value-type="string">
            <text:p text:style-name="P12">Autor</text:p>
          </table:table-cell>
          <table:table-cell table:style-name="Tabla1.B4" table:number-columns-spanned="3" office:value-type="string">
            <text:p text:style-name="P15">GMV</text:p>
          </table:table-cell>
          <table:covered-table-cell/>
          <table:covered-table-cell/>
        </table:table-row>
        <table:table-row>
          <table:table-cell table:style-name="Tabla1.A2" office:value-type="string">
            <text:p text:style-name="P12">Versión/Edición</text:p>
          </table:table-cell>
          <table:table-cell table:style-name="Tabla1.B7" office:value-type="string">
            <text:p text:style-name="Table_20_Contents"><text:keywords>0100</text:keywords></text:p>
          </table:table-cell>
          <table:table-cell table:style-name="Tabla1.A2" office:value-type="string">
            <text:p text:style-name="P12">Fecha Versión</text:p>
          </table:table-cell>
          <table:table-cell table:style-name="Tabla1.D7" office:value-type="string">
            <text:p text:style-name="P14">01/08/2014</text:p>
          </table:table-cell>
        </table:table-row>
        <table:table-row>
          <table:table-cell table:style-name="Tabla1.A2" office:value-type="string">
            <text:p text:style-name="P12">Aprobado por</text:p>
          </table:table-cell>
          <table:table-cell table:style-name="Tabla1.B7" office:value-type="string">
            <text:p text:style-name="Table_20_Contents"/>
          </table:table-cell>
          <table:table-cell table:style-name="Tabla1.A2" office:value-type="string">
            <text:p text:style-name="P12">Fecha Aprobación</text:p>
          </table:table-cell>
          <table:table-cell table:style-name="Tabla1.D7" office:value-type="string">
            <text:p text:style-name="P14"/>
          </table:table-cell>
        </table:table-row>
        <table:table-row>
          <table:table-cell table:style-name="Tabla1.A7" office:value-type="string">
            <text:p text:style-name="P12"/>
          </table:table-cell>
          <table:table-cell table:style-name="Tabla1.B7" office:value-type="string">
            <text:p text:style-name="Table_20_Contents"/>
          </table:table-cell>
          <table:table-cell table:style-name="Tabla1.A2" office:value-type="string">
            <text:p text:style-name="P12">Nº Total de Páginas</text:p>
          </table:table-cell>
          <table:table-cell table:style-name="Tabla1.D7" office:value-type="string">
            <text:p text:style-name="P14"><text:page-count>5</text:page-count></text:p>
          </table:table-cell>
        </table:table-row>
      </table:table>
      <text:p text:style-name="Standard"/>
      <text:p text:style-name="P10"/>
      <text:p text:style-name="P10">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3">Versión</text:p>
          </table:table-cell>
          <table:table-cell table:style-name="Tabla3.A1" office:value-type="string">
            <text:p text:style-name="P13">Causa del Cambio</text:p>
          </table:table-cell>
          <table:table-cell table:style-name="Tabla3.A1" office:value-type="string">
            <text:p text:style-name="P13">Responsable del Cambio</text:p>
          </table:table-cell>
          <table:table-cell table:style-name="Tabla3.D1" office:value-type="string">
            <text:p text:style-name="P13">Fecha del Cambio</text:p>
          </table:table-cell>
        </table:table-row>
        <table:table-row>
          <table:table-cell table:style-name="Tabla3.A2" office:value-type="float" office:value="100">
            <text:p text:style-name="P14">0100</text:p>
          </table:table-cell>
          <table:table-cell table:style-name="Tabla3.B4" office:value-type="string">
            <text:p text:style-name="P14">Versión inicial</text:p>
          </table:table-cell>
          <table:table-cell table:style-name="Tabla3.C4" office:value-type="string">
            <text:p text:style-name="P16">GMV</text:p>
          </table:table-cell>
          <table:table-cell table:style-name="Tabla3.D4" office:value-type="string">
            <text:p text:style-name="P14">01/08/2014</text:p>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row>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row>
      </table:table>
      <text:p text:style-name="Standard"/>
      <text:p text:style-name="P10"/>
      <text:p text:style-name="P10">CONTROL DE DISTRIBUCIÓN</text:p>
      <text:p text:style-name="Standard"/>
      <table:table table:name="Tabla4" table:style-name="Tabla4">
        <table:table-column table:style-name="Tabla4.A"/>
        <table:table-row>
          <table:table-cell table:style-name="Tabla4.A1" office:value-type="string">
            <text:p text:style-name="P12">Nombre y Apellidos</text:p>
          </table:table-cell>
        </table:table-row>
        <table:table-row>
          <table:table-cell table:style-name="Tabla4.A6" office:value-type="string">
            <text:p text:style-name="P15">Dirección de Proyecto</text:p>
          </table:table-cell>
        </table:table-row>
        <table:table-row>
          <table:table-cell table:style-name="Tabla4.A6" office:value-type="string">
            <text:p text:style-name="Table_20_Contents">Responsable de Agenda en CECD</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Standard"/>
      <text:p text:style-name="Standard"/>
      <text:p text:style-name="Standard"/>
      <text:p text:style-name="Standard"/>
      <text:p text:style-name="P18"/>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2"><text:a xlink:type="simple" xlink:href="#__RefHeading__452_1227100495" text:style-name="Internet_20_link" text:visited-style-name="Internet_20_link">1 Informe de intervención<text:tab/>4</text:a></text:p>
          <text:p text:style-name="P23"><text:a xlink:type="simple" xlink:href="#__RefHeading__454_1227100495" text:style-name="Internet_20_link" text:visited-style-name="Internet_20_link">1.1 Objeto del documento<text:tab/>4</text:a></text:p>
          <text:p text:style-name="P23"><text:a xlink:type="simple" xlink:href="#__RefHeading__456_1227100495" text:style-name="Internet_20_link" text:visited-style-name="Internet_20_link">1.2 Datos de la intervención<text:tab/>4</text:a></text:p>
          <text:p text:style-name="P23"><text:a xlink:type="simple" xlink:href="#__RefHeading__458_1227100495" text:style-name="Internet_20_link" text:visited-style-name="Internet_20_link">1.3 Diario de la intervención<text:tab/>4</text:a></text:p>
          <text:p text:style-name="P24"><text:a xlink:type="simple" xlink:href="#__RefHeading__460_1227100495" text:style-name="Internet_20_link" text:visited-style-name="Internet_20_link">1.3.1 Instalación en preproducción<text:tab/>4</text:a></text:p>
          <text:p text:style-name="P24"><text:a xlink:type="simple" xlink:href="#__RefHeading__462_1227100495" text:style-name="Internet_20_link" text:visited-style-name="Internet_20_link">1.3.2 Instalación en producción<text:tab/>5</text:a></text:p>
          <text:p text:style-name="P23"><text:a xlink:type="simple" xlink:href="#__RefHeading__466_1227100495" text:style-name="Internet_20_link" text:visited-style-name="Internet_20_link">1.4 Descripción de la situación actual<text:tab/>5</text:a></text:p>
          <text:p text:style-name="P23"><text:a xlink:type="simple" xlink:href="#__RefHeading__468_1227100495" text:style-name="Internet_20_link" text:visited-style-name="Internet_20_link">1.5 Próximos pasos <text:tab/>5</text:a></text:p>
        </text:index-body>
      </text:table-of-content>
      <text:p text:style-name="Text_20_body"/>
      <text:p text:style-name="P19"><text:s/></text:p>
      <text:p text:style-name="P19"/>
      <text:h text:style-name="Heading_20_1" text:outline-level="1"><text:bookmark-start text:name="__RefHeading__452_1227100495"/>Informe de intervención<text:bookmark-end text:name="__RefHeading__452_1227100495"/></text:h>
      <text:h text:style-name="Heading_20_2" text:outline-level="2"><text:bookmark-start text:name="__RefHeading__454_1227100495"/>Objeto del documento<text:bookmark-end text:name="__RefHeading__454_1227100495"/></text:h>
      <text:p text:style-name="Text_20_body">El objeto del documento es la descripción de la intervención de apoyo a la subida de versión realizada, así como especificar la situación en la que queda la instalación y la identificación de próximos pasos.</text:p>
      <text:h text:style-name="Heading_20_2" text:outline-level="2"><text:bookmark-start text:name="__RefHeading__456_1227100495"/>Datos de la intervención<text:bookmark-end text:name="__RefHeading__456_1227100495"/></text:h>
      <text:p text:style-name="Text_20_body">Objetivo: Apoyo</text:p>
      <text:p text:style-name="Text_20_body">Tique TEO: 886</text:p>
      <text:p text:style-name="Text_20_body">Fecha: 30/07/2014</text:p>
      <text:p text:style-name="Text_20_body">Lugar: Consejería de Educación, Cultura y Deporte</text:p>
      <text:p text:style-name="Text_20_body">Persona de contacto: Francisco Ligero</text:p>
      <text:h text:style-name="Heading_20_2" text:outline-level="2"><text:bookmark-start text:name="__RefHeading__458_1227100495"/>Diario de la intervención<text:bookmark-end text:name="__RefHeading__458_1227100495"/></text:h>
      <text:h text:style-name="Heading_20_3" text:outline-level="3"><text:bookmark-start text:name="__RefHeading__460_1227100495"/>Instalación en preproducción<text:bookmark-end text:name="__RefHeading__460_1227100495"/></text:h>
      <text:p text:style-name="Text_20_body">El objetivo del día es migrar la versión de Ag@ta del entorno de preproducción desde la versión 2.9.0 a 2.10.0. Los datos del entorno de preproducción son una copia del entorno de producción con un día de antigüedad.</text:p>
      <text:p text:style-name="Text_20_body">Se realiza una copia de seguridad de los wars, de los conectores de funambol y de sad-service.xml.</text:p>
      <text:p text:style-name="Text_20_body">No es posible hallar el fichero profiles.xml empleado para compilar la versión 2.9.0 del entorno de preproducción por lo que se crea un nuevo profiles.xml y se rellenan las propiedades a partir de los valores de sad-service.xml.</text:p>
      <text:p text:style-name="Text_20_body">A continuación se lanza la compilación de SAD y mientras tanto se ejecutan los scripts de actualización de base de datos. En primer lugar, se efectúa la actualización de la base de Funambol con éxito y luego se aplica el script de actualización de base de datos de <text:a xlink:type="simple" xlink:href="mailto:Ag@ta">Ag@ta</text:a> al que hay que aplicarle una modificación para que no emplee el tablespace mediano.</text:p>
      <text:p text:style-name="Text_20_body">Tras la compilación, se instalan los conectores de funambol y se comprueba que Funambol arranca bien.</text:p>
      <text:p text:style-name="Text_20_body">El siguiente paso es el despliegue en jboss de los wars y sad-service.xml. El arranque de jboss es correcto pero al probar el acceso a sad-web mediante un navegador se comprueba que los contextos en los que están desplegadas las aplicaciones no son los correctos por lo que se para el jboss, se modifican los contextos y se arranca de nuevo.</text:p>
      <text:p text:style-name="Text_20_body">Se comprueba desde sad-web que se accede a listado de dispositivos de sincronización para verificar la conexión con Funambol. Se crea un nuevo usuario para demostrar la conectividad con CSA.</text:p>
      <text:p text:style-name="Text_20_body">Se comprueba en Thunderbird la carga correcta de las citas del calendario. Se verifica también que los cambios efectuados en Thunderbird (creaciones, modificaciones y borrados) se reflejan en <text:a xlink:type="simple" xlink:href="mailto:Ag@ta">Ag@ta</text:a> y viceversa.</text:p>
      <text:p text:style-name="Text_20_body">Por último, para probar la interfaz SYNCML se recurre a la sincronización con Outlook 2002 y se efectúan pruebas de sincronización de citas y contactos.</text:p>
      <text:h text:style-name="Heading_20_3" text:outline-level="3"><text:bookmark-start text:name="__RefHeading__462_1227100495"/><text:soft-page-break/>Instalación en producción<text:bookmark-end text:name="__RefHeading__462_1227100495"/></text:h>
      <text:p text:style-name="Text_20_body">No se efectuado aún.</text:p>
      <text:h text:style-name="Heading_20_2" text:outline-level="2"><text:bookmark-start text:name="__RefHeading__466_1227100495"/>Descripción de la situación actual<text:bookmark-end text:name="__RefHeading__466_1227100495"/></text:h>
      <text:p text:style-name="Text_20_body">La versión 2.10.0 queda correctamente instalada en el entorno de preproducción.</text:p>
      <text:h text:style-name="Heading_20_2" text:outline-level="2"><text:bookmark-start text:name="__RefHeading__468_1227100495"/>Próximos pasos <text:bookmark-end text:name="__RefHeading__468_1227100495"/></text:h>
      <text:p text:style-name="Text_20_body">Averiguar fecha prevista de liberación de la versión 2.10.1 y conforme a ella decidir si se pasa a producción la versión 2.10.0 o bien se espera a la publicación de 2.1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cm" fo:margin-bottom="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100%" fo:margin-left="0cm" fo:margin-right="0cm" fo:margin-top="0cm" fo:margin-bottom="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Header"><draw:frame draw:style-name="Mfr1" draw:name="gráficos4" text:anchor-type="paragraph" svg:x="0.101cm" svg:y="0.489cm" svg:width="2.379cm" svg:height="1.67cm" draw:z-index="4"><draw:image xlink:href="Pictures/1000000000000119000000C5DFE954A6.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AGATAv2</text:subject></text:p>
              <text:p text:style-name="MP3"><text:title>Informe asistencia CECD 30/07/2014</text:title></text:p>
            </table:table-cell>
            <table:table-cell table:style-name="Tabla2.C1" office:value-type="string">
              <text:p text:style-name="MP4"><text:user-defined style:data-style-name="N0" text:name="Departamento">DGPD</text:user-defined></text:p>
            </table:table-cell>
          </table:table-row>
        </table:table>
        <text:p text:style-name="Standard"/>
      </style:header>
      <style:footer>
        <text:p text:style-name="MP5"><text:span text:style-name="MT1"><text:tab/></text:span>Página <text:page-number text:select-page="current">4</text:page-number> de <text:page-count>5</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C732778D.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7</meta:editing-cycles>
    <meta:editing-duration>PT8H30M33S</meta:editing-duration>
    <dc:title>Informe asistencia CECD 30/07/2014</dc:title>
    <dc:date>2013-11-22T15:31:45</dc:date>
    <meta:generator>LibreOffice/3.5$Windows_x86 LibreOffice_project/235ab8a-3802056-4a8fed3-2d66ea8-e241b80</meta:generator>
    <meta:keyword>0100</meta:keyword>
    <dc:subject>AGATAv2</dc:subject>
    <meta:print-date>2010-01-15T17:08:07</meta:print-date>
    <meta:document-statistic meta:table-count="5" meta:image-count="3" meta:object-count="0" meta:page-count="5" meta:paragraph-count="75" meta:word-count="619" meta:character-count="3614" meta:non-whitespace-character-count="3259"/>
    <meta:user-defined meta:name="Departamento">DGPD</meta:user-defined>
  </office:meta>
</office:document-meta>
</file>